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f6bc" officeooo:paragraph-rsid="000ef6bc" style:font-weight-asian="bold" style:font-weight-complex="bold"/>
    </style:style>
    <style:style style:name="P2" style:family="paragraph" style:parent-style-name="Standard">
      <style:text-properties fo:font-weight="bold" officeooo:rsid="0011c170" officeooo:paragraph-rsid="0011c170" style:font-weight-asian="bold" style:font-weight-complex="bold"/>
    </style:style>
    <style:style style:name="P3" style:family="paragraph" style:parent-style-name="Standard">
      <style:text-properties fo:font-size="14pt" fo:font-weight="bold" officeooo:paragraph-rsid="00102293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ef6bc" officeooo:paragraph-rsid="00102293"/>
    </style:style>
    <style:style style:name="P5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1c170" officeooo:paragraph-rsid="0011c17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102293" officeooo:paragraph-rsid="00102293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paragraph-rsid="00102293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1c170" officeooo:paragraph-rsid="0011c170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officeooo:rsid="00102293" officeooo:paragraph-rsid="00102293" style:font-size-asian="15pt" style:font-size-complex="15pt"/>
    </style:style>
    <style:style style:name="P13" style:family="paragraph" style:parent-style-name="Standard">
      <style:text-properties officeooo:paragraph-rsid="00102293"/>
    </style:style>
    <style:style style:name="P1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paragraph-rsid="00102293" style:font-size-asian="12pt" style:font-weight-asian="normal" style:font-size-complex="12pt" style:font-weight-complex="normal"/>
    </style:style>
    <style:style style:name="P16" style:family="paragraph" style:parent-style-name="Standard">
      <style:text-properties officeooo:paragraph-rsid="001251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c170" style:font-weight-asian="bold" style:font-weight-complex="bold"/>
    </style:style>
    <style:style style:name="T3" style:family="text">
      <style:text-properties fo:font-weight="bold" officeooo:rsid="00125187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officeooo:rsid="00102293"/>
    </style:style>
    <style:style style:name="T6" style:family="text">
      <style:text-properties officeooo:rsid="0011c170"/>
    </style:style>
    <style:style style:name="T7" style:family="text">
      <style:text-properties fo:font-size="15pt" fo:font-weight="bold" style:font-size-asian="15pt" style:font-weight-asian="bold" style:font-size-complex="15pt" style:font-weight-complex="bold"/>
    </style:style>
    <style:style style:name="T8" style:family="text">
      <style:text-properties fo:font-size="15pt" fo:font-weight="bold" officeooo:rsid="0011c170" style:font-size-asian="15pt" style:font-weight-asian="bold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Assignment 14</text:p>
      <text:p text:style-name="P7"/>
      <text:p text:style-name="P2">Problem 1: </text:p>
      <text:p text:style-name="Standard"/>
      <text:p text:style-name="P6"><text:span text:style-name="T5">Q</text:span>1. Count how many books wrote by Amita.</text:p>
      <text:p text:style-name="Standard"/>
      <text:p text:style-name="Standard">books&gt; <text:span text:style-name="T1">db.book.find({author:'amita'}).count()</text:span></text:p>
      <text:p text:style-name="Standard"><text:span text:style-name="T1"/></text:p>
      <text:p text:style-name="Standard">2</text:p>
      <text:p text:style-name="Standard"/>
      <text:p text:style-name="P8"><text:span text:style-name="T5">Q</text:span>2. Count total books written by Shyam.</text:p>
      <text:p text:style-name="Standard">books&gt; <text:span text:style-name="T1">db.book.find({author:'sham'}).count()</text:span></text:p>
      <text:p text:style-name="Standard"><text:span text:style-name="T1"/></text:p>
      <text:p text:style-name="Standard">2</text:p>
      <text:p text:style-name="Standard"/>
      <text:p text:style-name="P8"/>
      <text:p text:style-name="P9">Q3.How many author's books are available in library?</text:p>
      <text:p text:style-name="Standard">books&gt; <text:span text:style-name="T1">db.book.distinct("author").length</text:span></text:p>
      <text:p text:style-name="Standard"><text:span text:style-name="T1"/></text:p>
      <text:p text:style-name="Standard">2</text:p>
      <text:p text:style-name="P10"/>
      <text:p text:style-name="P10"><text:span text:style-name="T5">Q4.</text:span>Find average cost of books in library.</text:p>
      <text:p text:style-name="P15">books&gt; <text:span text:style-name="T1">db.book.aggregate({$group:{_id:0,Avg:{$avg:"$price"}}})</text:span></text:p>
      <text:p text:style-name="P15"><text:span text:style-name="T1"/></text:p>
      <text:p text:style-name="P15">[ { _id: 0, Avg: 437.5 } ]</text:p>
      <text:p text:style-name="P15"/>
      <text:p text:style-name="P15"/>
      <text:p text:style-name="P10"><text:span text:style-name="T6">Q</text:span>5. Find total number of pages of books authored by Shyam.</text:p>
      <text:p text:style-name="P15">books&gt; d<text:span text:style-name="T1">b.book.aggregate([{ $match:{ author: "sham" } }, {$group:{_id:"$author",total_pages:{$sum:"$pages"}}},{$sort:{pages:-1}}])</text:span></text:p>
      <text:p text:style-name="P15"><text:span text:style-name="T1"/></text:p>
      <text:p text:style-name="P15">books&gt; [ { _id: 'sham', total_pages: 790 } ]</text:p>
      <text:p text:style-name="P10"/>
      <text:p text:style-name="P9">Q6. Sort the books by descending order of pages</text:p>
      <text:p text:style-name="P4"/>
      <text:p text:style-name="P3"><text:s/>db.book.find().sort({pages:-1})</text:p>
      <text:p text:style-name="P13">[</text:p>
      <text:p text:style-name="P13"><text:s text:c="2"/>{</text:p>
      <text:p text:style-name="P13"><text:s text:c="4"/>_id: ObjectId('66325e907962f896df2202e0'),</text:p>
      <text:p text:style-name="P13"><text:s text:c="4"/>refno: 1004,</text:p>
      <text:p text:style-name="P13"><text:s text:c="4"/>name: 'Mongodb',</text:p>
      <text:p text:style-name="P13"><text:s text:c="4"/>author: 'sham',</text:p>
      <text:p text:style-name="P13"><text:s text:c="4"/>pages: 440,</text:p>
      <text:p text:style-name="P13"><text:s text:c="4"/>price: 500</text:p>
      <text:p text:style-name="P13"><text:s text:c="2"/>},</text:p>
      <text:p text:style-name="P13"><text:s text:c="2"/>{</text:p>
      <text:p text:style-name="P13"><text:s text:c="4"/>_id: ObjectId('66325e2e7962f896df2202dd'),</text:p>
      <text:p text:style-name="P13"><text:s text:c="4"/>refno: 1001,</text:p>
      <text:p text:style-name="P13"><text:soft-page-break/><text:s text:c="4"/>name: 'Python',</text:p>
      <text:p text:style-name="P13"><text:s text:c="4"/>author: 'sham',</text:p>
      <text:p text:style-name="P13"><text:s text:c="4"/>coauthor: 'rakesh',</text:p>
      <text:p text:style-name="P13"><text:s text:c="4"/>pages: 350,</text:p>
      <text:p text:style-name="P13"><text:s text:c="4"/>price: 450</text:p>
      <text:p text:style-name="P13"><text:s text:c="2"/>},</text:p>
      <text:p text:style-name="P13"><text:s text:c="2"/>{</text:p>
      <text:p text:style-name="P13"><text:s text:c="4"/>_id: ObjectId('66325eae7962f896df2202e1'),</text:p>
      <text:p text:style-name="P13"><text:s text:c="4"/>refno: 1005,</text:p>
      <text:p text:style-name="P13"><text:s text:c="4"/>name: 'Mysql',</text:p>
      <text:p text:style-name="P13"><text:s text:c="4"/>author: 'shrikant',</text:p>
      <text:p text:style-name="P13"><text:s text:c="4"/>coauthor: 'nitin',</text:p>
      <text:p text:style-name="P13"><text:s text:c="4"/>pages: 330,</text:p>
      <text:p text:style-name="P13"><text:s text:c="4"/>price: 630</text:p>
      <text:p text:style-name="P13"><text:s text:c="2"/>},</text:p>
      <text:p text:style-name="P13"><text:s text:c="2"/>{</text:p>
      <text:p text:style-name="P13"><text:s text:c="4"/>_id: ObjectId('66325e4f7962f896df2202de'),</text:p>
      <text:p text:style-name="P13"><text:s text:c="4"/>refno: 1002,</text:p>
      <text:p text:style-name="P13"><text:s text:c="4"/>name: 'Java',</text:p>
      <text:p text:style-name="P13"><text:s text:c="4"/>author: 'amita',</text:p>
      <text:p text:style-name="P13"><text:s text:c="4"/>pages: 300,</text:p>
      <text:p text:style-name="P13"><text:s text:c="4"/>price: 500</text:p>
      <text:p text:style-name="P13"><text:s text:c="2"/>},</text:p>
      <text:p text:style-name="P13"><text:s text:c="2"/>{</text:p>
      <text:p text:style-name="P13"><text:s text:c="4"/>_id: ObjectId('66325e727962f896df2202df'),</text:p>
      <text:p text:style-name="P13"><text:s text:c="4"/>refno: 1003,</text:p>
      <text:p text:style-name="P13"><text:s text:c="4"/>name: 'Html',</text:p>
      <text:p text:style-name="P13"><text:s text:c="4"/>author: 'amita',</text:p>
      <text:p text:style-name="P13"><text:s text:c="4"/>coauthor: 'sham',</text:p>
      <text:p text:style-name="P13"><text:s text:c="4"/>pages: 225,</text:p>
      <text:p text:style-name="P13"><text:s text:c="4"/>price: 300</text:p>
      <text:p text:style-name="P13"><text:s text:c="2"/>}</text:p>
      <text:p text:style-name="P13">]</text:p>
      <text:p text:style-name="P13"/>
      <text:p text:style-name="Standard"/>
      <text:p text:style-name="P9">Q7.Change the id of book 'MongoDB' to 1014.</text:p>
      <text:p text:style-name="P9"/>
      <text:p text:style-name="Standard">books&gt; <text:span text:style-name="T1">db.book.update({name:"Mongodb"},{$set:{refno:1014}})</text:span></text:p>
      <text:p text:style-name="Standard">DeprecationWarning: Collection.update() is deprecated. Use updateOne, updateMany, or bulkWrite.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books&gt; db.book.find()</text:p>
      <text:p text:style-name="Standard">[</text:p>
      <text:p text:style-name="Standard"><text:s text:c="2"/>{</text:p>
      <text:p text:style-name="Standard"><text:s text:c="4"/>_id: ObjectId('66325e2e7962f896df2202dd'),</text:p>
      <text:p text:style-name="Standard"><text:s text:c="4"/>refno: 1001,</text:p>
      <text:p text:style-name="Standard"><text:s text:c="4"/>name: 'Python',</text:p>
      <text:p text:style-name="Standard"><text:soft-page-break/><text:s text:c="4"/>author: 'sham',</text:p>
      <text:p text:style-name="Standard"><text:s text:c="4"/>coauthor: 'rakesh',</text:p>
      <text:p text:style-name="Standard"><text:s text:c="4"/>pages: 350,</text:p>
      <text:p text:style-name="Standard"><text:s text:c="4"/>price: 450</text:p>
      <text:p text:style-name="Standard"><text:s text:c="2"/>},</text:p>
      <text:p text:style-name="Standard"><text:s text:c="2"/>{</text:p>
      <text:p text:style-name="Standard"><text:s text:c="4"/>_id: ObjectId('66325e4f7962f896df2202de'),</text:p>
      <text:p text:style-name="Standard"><text:s text:c="4"/>refno: 1002,</text:p>
      <text:p text:style-name="Standard"><text:s text:c="4"/>name: 'Java',</text:p>
      <text:p text:style-name="Standard"><text:s text:c="4"/>author: 'amita',</text:p>
      <text:p text:style-name="Standard"><text:s text:c="4"/>pages: 300,</text:p>
      <text:p text:style-name="Standard"><text:s text:c="4"/>price: 500</text:p>
      <text:p text:style-name="Standard"><text:s text:c="2"/>},</text:p>
      <text:p text:style-name="Standard"><text:s text:c="2"/>{</text:p>
      <text:p text:style-name="Standard"><text:s text:c="4"/>_id: ObjectId('66325e727962f896df2202df'),</text:p>
      <text:p text:style-name="Standard"><text:s text:c="4"/>refno: 1003,</text:p>
      <text:p text:style-name="Standard"><text:s text:c="4"/>name: 'Html',</text:p>
      <text:p text:style-name="Standard"><text:s text:c="4"/>author: 'amita',</text:p>
      <text:p text:style-name="Standard"><text:s text:c="4"/>coauthor: 'sham',</text:p>
      <text:p text:style-name="Standard"><text:s text:c="4"/>pages: 225,</text:p>
      <text:p text:style-name="Standard"><text:s text:c="4"/>price: 300</text:p>
      <text:p text:style-name="Standard"><text:s text:c="2"/>},</text:p>
      <text:p text:style-name="Standard"><text:s text:c="2"/>{</text:p>
      <text:p text:style-name="Standard"><text:s text:c="4"/>_id: ObjectId('66325e907962f896df2202e0'),</text:p>
      <text:p text:style-name="Standard"><text:s text:c="4"/>refno: 1014,</text:p>
      <text:p text:style-name="Standard"><text:s text:c="4"/>name: 'Mongodb',</text:p>
      <text:p text:style-name="Standard"><text:s text:c="4"/>author: 'sham',</text:p>
      <text:p text:style-name="Standard"><text:s text:c="4"/>pages: 440,</text:p>
      <text:p text:style-name="Standard"><text:s text:c="4"/>price: 500</text:p>
      <text:p text:style-name="Standard"><text:s text:c="2"/>},</text:p>
      <text:p text:style-name="Standard"><text:s text:c="2"/>{</text:p>
      <text:p text:style-name="Standard"><text:s text:c="4"/>_id: ObjectId('66325eae7962f896df2202e1'),</text:p>
      <text:p text:style-name="Standard"><text:s text:c="4"/>refno: 1005,</text:p>
      <text:p text:style-name="Standard"><text:s text:c="4"/>name: 'Mysql',</text:p>
      <text:p text:style-name="Standard"><text:s text:c="4"/>author: 'shrikant',</text:p>
      <text:p text:style-name="Standard"><text:s text:c="4"/>coauthor: 'nitin',</text:p>
      <text:p text:style-name="Standard"><text:s text:c="4"/>pages: 330,</text:p>
      <text:p text:style-name="Standard"><text:s text:c="4"/>price: 630</text:p>
      <text:p text:style-name="Standard"><text:s text:c="2"/>}</text:p>
      <text:p text:style-name="Standard">]</text:p>
      <text:p text:style-name="Standard"/>
      <text:p text:style-name="P9">Q8.Find total books whose cost is above 400.</text:p>
      <text:p text:style-name="Standard">books&gt; <text:span text:style-name="T1">db.book.find({price:{$gt:400}}).count()</text:span></text:p>
      <text:p text:style-name="Standard">4</text:p>
      <text:p text:style-name="Standard">books&gt; <text:span text:style-name="T1">db.book.remove({name:'Mysql'})</text:span></text:p>
      <text:p text:style-name="Standard">DeprecationWarning: Collection.remove() is deprecated. Use deleteOne, deleteMany, findOneAndDelete, or bulkWrite.</text:p>
      <text:p text:style-name="Standard">{ acknowledged: true, deletedCount: 1 }</text:p>
      <text:p text:style-name="Standard">books&gt; db.book.find()</text:p>
      <text:p text:style-name="Standard">[</text:p>
      <text:p text:style-name="Standard"><text:s text:c="2"/>{</text:p>
      <text:p text:style-name="Standard"><text:s text:c="4"/>_id: ObjectId('66325e2e7962f896df2202dd'),</text:p>
      <text:p text:style-name="Standard"><text:soft-page-break/><text:s text:c="4"/>refno: 1001,</text:p>
      <text:p text:style-name="Standard"><text:s text:c="4"/>name: 'Python',</text:p>
      <text:p text:style-name="Standard"><text:s text:c="4"/>author: 'sham',</text:p>
      <text:p text:style-name="Standard"><text:s text:c="4"/>coauthor: 'rakesh',</text:p>
      <text:p text:style-name="Standard"><text:s text:c="4"/>pages: 350,</text:p>
      <text:p text:style-name="Standard"><text:s text:c="4"/>price: 450</text:p>
      <text:p text:style-name="Standard"><text:s text:c="2"/>},</text:p>
      <text:p text:style-name="Standard"><text:s text:c="2"/>{</text:p>
      <text:p text:style-name="Standard"><text:s text:c="4"/>_id: ObjectId('66325e4f7962f896df2202de'),</text:p>
      <text:p text:style-name="Standard"><text:s text:c="4"/>refno: 1002,</text:p>
      <text:p text:style-name="Standard"><text:s text:c="4"/>name: 'Java',</text:p>
      <text:p text:style-name="Standard"><text:s text:c="4"/>author: 'amita',</text:p>
      <text:p text:style-name="Standard"><text:s text:c="4"/>pages: 300,</text:p>
      <text:p text:style-name="Standard"><text:s text:c="4"/>price: 500</text:p>
      <text:p text:style-name="Standard"><text:s text:c="2"/>},</text:p>
      <text:p text:style-name="Standard"><text:s text:c="2"/>{</text:p>
      <text:p text:style-name="Standard"><text:s text:c="4"/>_id: ObjectId('66325e727962f896df2202df'),</text:p>
      <text:p text:style-name="Standard"><text:s text:c="4"/>refno: 1003,</text:p>
      <text:p text:style-name="Standard"><text:s text:c="4"/>name: 'Html',</text:p>
      <text:p text:style-name="Standard"><text:s text:c="4"/>author: 'amita',</text:p>
      <text:p text:style-name="Standard"><text:s text:c="4"/>coauthor: 'sham',</text:p>
      <text:p text:style-name="Standard"><text:s text:c="4"/>pages: 225,</text:p>
      <text:p text:style-name="Standard"><text:s text:c="4"/>price: 300</text:p>
      <text:p text:style-name="Standard"><text:s text:c="2"/>},</text:p>
      <text:p text:style-name="Standard"><text:s text:c="2"/>{</text:p>
      <text:p text:style-name="Standard"><text:s text:c="4"/>_id: ObjectId('66325e907962f896df2202e0'),</text:p>
      <text:p text:style-name="Standard"><text:s text:c="4"/>refno: 1014,</text:p>
      <text:p text:style-name="Standard"><text:s text:c="4"/>name: 'Mongodb',</text:p>
      <text:p text:style-name="Standard"><text:s text:c="4"/>author: 'sham',</text:p>
      <text:p text:style-name="Standard"><text:s text:c="4"/>pages: 440,</text:p>
      <text:p text:style-name="Standard"><text:s text:c="4"/>price: 500</text:p>
      <text:p text:style-name="Standard"><text:s text:c="2"/>}</text:p>
      <text:p text:style-name="Standard">]</text:p>
      <text:p text:style-name="Standard"/>
      <text:p text:style-name="P12"><text:span text:style-name="T1">Q9.Delete the co-author of book 'Html'</text:span></text:p>
      <text:p text:style-name="Standard"/>
      <text:p text:style-name="Standard">db.book.update({name:"Html"},{$unset:{coauthor:1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books&gt; db.book.find()</text:p>
      <text:p text:style-name="Standard">[</text:p>
      <text:p text:style-name="Standard"><text:s text:c="2"/>{</text:p>
      <text:p text:style-name="Standard"><text:s text:c="4"/>_id: ObjectId('66325e2e7962f896df2202dd'),</text:p>
      <text:p text:style-name="Standard"><text:s text:c="4"/>refno: 1001,</text:p>
      <text:p text:style-name="Standard"><text:s text:c="4"/>name: 'Python',</text:p>
      <text:p text:style-name="Standard"><text:s text:c="4"/>author: 'sham',</text:p>
      <text:p text:style-name="Standard"><text:s text:c="4"/>coauthor: 'rakesh',</text:p>
      <text:p text:style-name="Standard"><text:soft-page-break/><text:s text:c="4"/>pages: 350,</text:p>
      <text:p text:style-name="Standard"><text:s text:c="4"/>price: 450</text:p>
      <text:p text:style-name="Standard"><text:s text:c="2"/>},</text:p>
      <text:p text:style-name="Standard"><text:s text:c="2"/>{</text:p>
      <text:p text:style-name="Standard"><text:s text:c="4"/>_id: ObjectId('66325e4f7962f896df2202de'),</text:p>
      <text:p text:style-name="Standard"><text:s text:c="4"/>refno: 1002,</text:p>
      <text:p text:style-name="Standard"><text:s text:c="4"/>name: 'Java',</text:p>
      <text:p text:style-name="Standard"><text:s text:c="4"/>author: 'amita',</text:p>
      <text:p text:style-name="Standard"><text:s text:c="4"/>pages: 300,</text:p>
      <text:p text:style-name="Standard"><text:s text:c="4"/>price: 500</text:p>
      <text:p text:style-name="Standard"><text:s text:c="2"/>},</text:p>
      <text:p text:style-name="Standard"><text:s text:c="2"/>{</text:p>
      <text:p text:style-name="Standard"><text:s text:c="4"/>_id: ObjectId('66325e727962f896df2202df'),</text:p>
      <text:p text:style-name="Standard"><text:s text:c="4"/>refno: 1003,</text:p>
      <text:p text:style-name="Standard"><text:s text:c="4"/>name: 'Html',</text:p>
      <text:p text:style-name="Standard"><text:s text:c="4"/>author: 'amita',</text:p>
      <text:p text:style-name="Standard"><text:s text:c="4"/>pages: 225,</text:p>
      <text:p text:style-name="Standard"><text:s text:c="4"/>price: 300</text:p>
      <text:p text:style-name="Standard"><text:s text:c="2"/>},</text:p>
      <text:p text:style-name="Standard"><text:s text:c="2"/>{</text:p>
      <text:p text:style-name="Standard"><text:s text:c="4"/>_id: ObjectId('66325e907962f896df2202e0'),</text:p>
      <text:p text:style-name="Standard"><text:s text:c="4"/>refno: 1014,</text:p>
      <text:p text:style-name="Standard"><text:s text:c="4"/>name: 'Mongodb',</text:p>
      <text:p text:style-name="Standard"><text:s text:c="4"/>author: 'sham',</text:p>
      <text:p text:style-name="Standard"><text:s text:c="4"/>pages: 440,</text:p>
      <text:p text:style-name="Standard"><text:s text:c="4"/>price: 500</text:p>
      <text:p text:style-name="Standard"><text:s text:c="2"/>}</text:p>
      <text:p text:style-name="Standard">]</text:p>
      <text:p text:style-name="Standard"/>
      <text:p text:style-name="Standard"/>
      <text:p text:style-name="Standard"/>
      <text:p text:style-name="P16"><text:span text:style-name="T3">Problem 2:</text:span></text:p>
      <text:p text:style-name="P16"><text:span text:style-name="T3"/></text:p>
      <text:p text:style-name="Standard"><text:s/><text:span text:style-name="T8">Q1.</text:span><text:span text:style-name="T7">Find the information of all the bowlers.</text:span></text:p>
      <text:p text:style-name="Standard">books&gt; <text:span text:style-name="T1">db.cri.find({wickets:{$gt:0}})</text:span></text:p>
      <text:p text:style-name="Standard">[</text:p>
      <text:p text:style-name="Standard"><text:s text:c="2"/>{</text:p>
      <text:p text:style-name="Standard"><text:s text:c="4"/>_id: ObjectId('663272a801ed5467382202dc'),</text:p>
      <text:p text:style-name="Standard"><text:s text:c="4"/>name: 'ahmed',</text:p>
      <text:p text:style-name="Standard"><text:s text:c="4"/>matches: 192,</text:p>
      <text:p text:style-name="Standard"><text:s text:c="4"/>runs: 5502,</text:p>
      <text:p text:style-name="Standard"><text:s text:c="4"/>wickets: 13,</text:p>
      <text:p text:style-name="Standard"><text:s text:c="4"/>catches: 111,</text:p>
      <text:p text:style-name="Standard"><text:s text:c="4"/>stumpings: 11</text:p>
      <text:p text:style-name="Standard"><text:s text:c="2"/>},</text:p>
      <text:p text:style-name="Standard"><text:s text:c="2"/>{</text:p>
      <text:p text:style-name="Standard"><text:s text:c="4"/>_id: ObjectId('663272c801ed5467382202dd'),</text:p>
      <text:p text:style-name="Standard"><text:s text:c="4"/>name: 'akashay',</text:p>
      <text:p text:style-name="Standard"><text:s text:c="4"/>matches: 101,</text:p>
      <text:p text:style-name="Standard"><text:s text:c="4"/>runs: 699,</text:p>
      <text:p text:style-name="Standard"><text:s text:c="4"/>wickets: 89,</text:p>
      <text:p text:style-name="Standard"><text:s text:c="4"/>catches: 71</text:p>
      <text:p text:style-name="Standard"><text:soft-page-break/><text:s text:c="2"/>},</text:p>
      <text:p text:style-name="Standard"><text:s text:c="2"/>{</text:p>
      <text:p text:style-name="Standard"><text:s text:c="4"/>_id: ObjectId('663272e301ed5467382202de'),</text:p>
      <text:p text:style-name="Standard"><text:s text:c="4"/>name: 'prem',</text:p>
      <text:p text:style-name="Standard"><text:s text:c="4"/>matches: 57,</text:p>
      <text:p text:style-name="Standard"><text:s text:c="4"/>runs: 1054,</text:p>
      <text:p text:style-name="Standard"><text:s text:c="4"/>wickets: 69,</text:p>
      <text:p text:style-name="Standard"><text:s text:c="4"/>catches: 55</text:p>
      <text:p text:style-name="Standard"><text:s text:c="2"/>}</text:p>
      <text:p text:style-name="Standard">]</text:p>
      <text:p text:style-name="Standard"/>
      <text:p text:style-name="P8"><text:span text:style-name="T6">Q2.</text:span>Print the information about the wicketkeepers only</text:p>
      <text:p text:style-name="Standard">books&gt; <text:span text:style-name="T1">db.cri.find({stumpings:{$gt:0}})</text:span></text:p>
      <text:p text:style-name="Standard">[</text:p>
      <text:p text:style-name="Standard"><text:s text:c="2"/>{</text:p>
      <text:p text:style-name="Standard"><text:s text:c="4"/>_id: ObjectId('663272a801ed5467382202dc'),</text:p>
      <text:p text:style-name="Standard"><text:s text:c="4"/>name: 'ahmed',</text:p>
      <text:p text:style-name="Standard"><text:s text:c="4"/>matches: 192,</text:p>
      <text:p text:style-name="Standard"><text:s text:c="4"/>runs: 5502,</text:p>
      <text:p text:style-name="Standard"><text:s text:c="4"/>wickets: 13,</text:p>
      <text:p text:style-name="Standard"><text:s text:c="4"/>catches: 111,</text:p>
      <text:p text:style-name="Standard"><text:s text:c="4"/>stumpings: 11</text:p>
      <text:p text:style-name="Standard"><text:s text:c="2"/>}</text:p>
      <text:p text:style-name="Standard">]</text:p>
      <text:p text:style-name="Standard">books&gt; <text:s/></text:p>
      <text:p text:style-name="Standard"/>
      <text:p text:style-name="P11">Q3.Delete the wickets for the player who has stumpings.</text:p>
      <text:p text:style-name="P1"/>
      <text:p text:style-name="Standard"><text:s/><text:span text:style-name="T4">db.cri.update({stumpings:{$gt:0}},{$unset:{wickets:1}})</text:span>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/>
      <text:p text:style-name="P8"><text:span text:style-name="T6">Q4.</text:span>Update the matches and wickets of player 'Ram' to 61 and 71.</text:p>
      <text:p text:style-name="P14">db.cri.update({name:"ram"},{$set:{matches:61,wickets:71}})</text:p>
      <text:p text:style-name="Standard">{</text:p>
      <text:p text:style-name="Standard"><text:s text:c="2"/>acknowledged: true,</text:p>
      <text:p text:style-name="Standard"><text:s text:c="2"/>insertedId: null,</text:p>
      <text:p text:style-name="Standard"><text:s text:c="2"/>matchedCount: 1,</text:p>
      <text:p text:style-name="Standard"><text:s text:c="2"/>modifiedCount: 1,</text:p>
      <text:p text:style-name="Standard"><text:s text:c="2"/>upsertedCount: 0</text:p>
      <text:p text:style-name="Standard">}</text:p>
      <text:p text:style-name="Standard">books&gt; db.cri.find()</text:p>
      <text:p text:style-name="Standard">[</text:p>
      <text:p text:style-name="Standard"><text:s text:c="2"/>{</text:p>
      <text:p text:style-name="Standard"><text:s text:c="4"/>_id: ObjectId('6632721101ed5467382202d8'),</text:p>
      <text:p text:style-name="Standard"><text:s text:c="4"/>name: 'ajay',</text:p>
      <text:p text:style-name="Standard"><text:soft-page-break/><text:s text:c="4"/>matches: 58,</text:p>
      <text:p text:style-name="Standard"><text:s text:c="4"/>runs: 7009,</text:p>
      <text:p text:style-name="Standard"><text:s text:c="4"/>catches: 32</text:p>
      <text:p text:style-name="Standard"><text:s text:c="2"/>},</text:p>
      <text:p text:style-name="Standard"><text:s text:c="2"/>{</text:p>
      <text:p text:style-name="Standard"><text:s text:c="4"/>_id: ObjectId('6632722d01ed5467382202d9'),</text:p>
      <text:p text:style-name="Standard"><text:s text:c="4"/>name: 'vijay',</text:p>
      <text:p text:style-name="Standard"><text:s text:c="4"/>matches: 42,</text:p>
      <text:p text:style-name="Standard"><text:s text:c="4"/>runs: 4205,</text:p>
      <text:p text:style-name="Standard"><text:s text:c="4"/>catches: 11</text:p>
      <text:p text:style-name="Standard"><text:s text:c="2"/>},</text:p>
      <text:p text:style-name="Standard"><text:s text:c="2"/>{</text:p>
      <text:p text:style-name="Standard"><text:s text:c="4"/>_id: ObjectId('6632724701ed5467382202da'),</text:p>
      <text:p text:style-name="Standard"><text:s text:c="4"/>name: 'ram',</text:p>
      <text:p text:style-name="Standard"><text:s text:c="4"/>matches: 61,</text:p>
      <text:p text:style-name="Standard"><text:s text:c="4"/>runs: 6390,</text:p>
      <text:p text:style-name="Standard"><text:s text:c="4"/>catches: 105,</text:p>
      <text:p text:style-name="Standard"><text:s text:c="4"/>wickets: 71</text:p>
      <text:p text:style-name="Standard"><text:s text:c="2"/>},</text:p>
      <text:p text:style-name="Standard"><text:s text:c="2"/>{</text:p>
      <text:p text:style-name="Standard"><text:s text:c="4"/>_id: ObjectId('663272a801ed5467382202dc'),</text:p>
      <text:p text:style-name="Standard"><text:s text:c="4"/>name: 'ahmed',</text:p>
      <text:p text:style-name="Standard"><text:s text:c="4"/>matches: 192,</text:p>
      <text:p text:style-name="Standard"><text:s text:c="4"/>runs: 5502,</text:p>
      <text:p text:style-name="Standard"><text:s text:c="4"/>catches: 111,</text:p>
      <text:p text:style-name="Standard"><text:s text:c="4"/>stumpings: 11</text:p>
      <text:p text:style-name="Standard"><text:s text:c="2"/>},</text:p>
      <text:p text:style-name="Standard"><text:s text:c="2"/>{</text:p>
      <text:p text:style-name="Standard"><text:s text:c="4"/>_id: ObjectId('663272c801ed5467382202dd'),</text:p>
      <text:p text:style-name="Standard"><text:s text:c="4"/>name: 'akashay',</text:p>
      <text:p text:style-name="Standard"><text:s text:c="4"/>matches: 101,</text:p>
      <text:p text:style-name="Standard"><text:s text:c="4"/>runs: 699,</text:p>
      <text:p text:style-name="Standard"><text:s text:c="4"/>wickets: 89,</text:p>
      <text:p text:style-name="Standard"><text:s text:c="4"/>catches: 71</text:p>
      <text:p text:style-name="Standard"><text:s text:c="2"/>},</text:p>
      <text:p text:style-name="Standard"><text:s text:c="2"/>{</text:p>
      <text:p text:style-name="Standard"><text:s text:c="4"/>_id: ObjectId('663272e301ed5467382202de'),</text:p>
      <text:p text:style-name="Standard"><text:s text:c="4"/>name: 'prem',</text:p>
      <text:p text:style-name="Standard"><text:s text:c="4"/>matches: 57,</text:p>
      <text:p text:style-name="Standard"><text:s text:c="4"/>runs: 1054,</text:p>
      <text:p text:style-name="Standard"><text:s text:c="4"/>wickets: 69,</text:p>
      <text:p text:style-name="Standard"><text:s text:c="4"/>catches: 55</text:p>
      <text:p text:style-name="Standard"><text:s text:c="2"/>}</text:p>
      <text:p text:style-name="Standard">]</text:p>
      <text:p text:style-name="Standard"/>
      <text:p text:style-name="Standard"><text:s/><text:span text:style-name="T8">Q5.</text:span><text:span text:style-name="T7">Print the information of players who have taken more than 100 catches.</text:span></text:p>
      <text:p text:style-name="P5">db.cri.find({catches:{$gt:100}})</text:p>
      <text:p text:style-name="Standard">[</text:p>
      <text:p text:style-name="Standard"><text:s text:c="2"/>{</text:p>
      <text:p text:style-name="Standard"><text:s text:c="4"/>_id: ObjectId('6632724701ed5467382202da'),</text:p>
      <text:p text:style-name="Standard"><text:s text:c="4"/>name: 'ram',</text:p>
      <text:p text:style-name="Standard"><text:soft-page-break/><text:s text:c="4"/>matches: 61,</text:p>
      <text:p text:style-name="Standard"><text:s text:c="4"/>runs: 6390,</text:p>
      <text:p text:style-name="Standard"><text:s text:c="4"/>catches: 105,</text:p>
      <text:p text:style-name="Standard"><text:s text:c="4"/>wickets: 71</text:p>
      <text:p text:style-name="Standard"><text:s text:c="2"/>},</text:p>
      <text:p text:style-name="Standard"><text:s text:c="2"/>{</text:p>
      <text:p text:style-name="Standard"><text:s text:c="4"/>_id: ObjectId('663272a801ed5467382202dc'),</text:p>
      <text:p text:style-name="Standard"><text:s text:c="4"/>name: 'ahmed',</text:p>
      <text:p text:style-name="Standard"><text:s text:c="4"/>matches: 192,</text:p>
      <text:p text:style-name="Standard"><text:s text:c="4"/>runs: 5502,</text:p>
      <text:p text:style-name="Standard"><text:s text:c="4"/>catches: 111,</text:p>
      <text:p text:style-name="Standard"><text:s text:c="4"/>stumpings: 11</text:p>
      <text:p text:style-name="Standard"><text:s text:c="2"/>}</text:p>
      <text:p text:style-name="Standard">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22:07:30.575621272</meta:creation-date>
    <dc:date>2024-05-01T23:06:38.641621133</dc:date>
    <meta:editing-duration>PT16M2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8" meta:paragraph-count="339" meta:word-count="713" meta:character-count="6561" meta:non-whitespace-character-count="5264"/>
  </office:meta>
</office:document-meta>
</file>